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2000000258217E47D0.png"/>
  <manifest:file-entry manifest:media-type="image/jpeg" manifest:full-path="Pictures/10000000000000DC000000DB614DBC5D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7cm"/>
    </style:style>
    <style:style style:name="pr2" style:family="presentation" style:parent-style-name="keyboard-subtitle">
      <style:graphic-properties draw:fill="gradient" draw:fill-color="#ffffff" draw:fill-gradient-name="Tango_20_Purple" draw:auto-grow-height="true" fo:min-height="12.003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7cm"/>
    </style:style>
    <style:style style:name="pr5" style:family="presentation" style:parent-style-name="keyboard-outline1">
      <style:graphic-properties fo:min-height="12.003cm"/>
    </style:style>
    <style:style style:name="pr6" style:family="presentation" style:parent-style-name="keyboard-outline1">
      <style:graphic-properties draw:auto-grow-height="true" fo:min-height="14.657cm"/>
    </style:style>
    <style:style style:name="pr7" style:family="presentation" style:parent-style-name="keyboard-outline1">
      <style:graphic-properties draw:auto-grow-height="true" fo:min-height="12.003cm"/>
    </style:style>
    <style:style style:name="pr8" style:family="presentation" style:parent-style-name="keyboard-outline1" style:list-style-name="L4">
      <style:graphic-properties draw:auto-grow-height="true" fo:min-height="12.003cm"/>
    </style:style>
    <style:style style:name="P1" style:family="paragraph">
      <style:text-properties fo:color="#000000" fo:font-size="32pt"/>
    </style:style>
    <style:style style:name="P2" style:family="paragraph">
      <style:paragraph-properties fo:margin-top="0.254cm" fo:margin-bottom="0.254cm" fo:line-height="100%"/>
    </style:style>
    <style:style style:name="P3" style:family="paragraph">
      <style:text-properties fo:font-size="26.3999996185303pt"/>
    </style:style>
    <style:style style:name="T1" style:family="text">
      <style:text-properties fo:color="#000000" fo:font-size="32pt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keyboard" presentation:presentation-page-layout-name="AL1T0" xml:id="id1" draw:id="id1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Webpack Learnings</text:p>
          </draw:text-box>
        </draw:frame>
        <draw:frame presentation:style-name="pr2" draw:text-style-name="P1" draw:layer="layout" svg:width="30.48cm" svg:height="12.003cm" svg:x="2.499cm" svg:y="3.81cm" presentation:class="subtitle" presentation:user-transformed="true">
          <draw:text-box>
            <text:p text:style-name="P1"><text:span text:style-name="T1">Greg Harley</text:span></text:p>
            <text:p text:style-name="P1"><text:span text:style-name="T1">Resonant Mass, Inc.</text:span></text:p>
            <text:p text:style-name="P1"><text:span text:style-name="T1"><text:a xlink:href="mailto:Greg@ResMass.com">Greg@ResMass.com</text:a></text:span></text:p>
            <text:p text:style-name="P1"><text:span text:style-name="T1">https://github.com/gharley/webpack-presi.git</text:span></text:p>
          </draw:text-box>
        </draw:frame>
        <anim:par presentation:node-type="timing-root">
          <anim:par smil:begin="id1.begin">
            <anim:transitionFilter smil:dur="1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eyboard" presentation:presentation-page-layout-name="AL2T1" xml:id="id2" draw:id="id2">
        <office:forms form:automatic-focus="false" form:apply-design-mode="false"/>
        <draw:frame presentation:style-name="pr4" draw:layer="layout" svg:width="23.192cm" svg:height="3.507cm" svg:x="2.3cm" svg:y="0.762cm" presentation:class="title" presentation:user-transformed="true">
          <draw:text-box>
            <text:list text:style-name="L1">
              <text:list-item>
                <text:p>Agenda</text:p>
              </text:list-item>
            </text:list>
          </draw:text-box>
        </draw:frame>
        <draw:frame presentation:style-name="pr5" draw:layer="layout" svg:width="30.48cm" svg:height="12.003cm" svg:x="2.499cm" svg:y="3.81cm" presentation:class="outline" presentation:user-transformed="true">
          <draw:text-box>
            <text:list text:style-name="L3">
              <text:list-item>
                <text:p>Overview</text:p>
              </text:list-item>
              <text:list-item>
                <text:p>Basic tools</text:p>
              </text:list-item>
              <text:list-item>
                <text:p>Configuration</text:p>
              </text:list-item>
              <text:list-item>
                <text:p>Loaders</text:p>
              </text:list-item>
              <text:list-item>
                <text:p>Plugins</text:p>
              </text:list-item>
              <text:list-item>
                <text:p>Resource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keyboard" presentation:presentation-page-layout-name="AL2T1" xml:id="id3" draw:id="id3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Overview</text:p>
          </draw:text-box>
        </draw:frame>
        <draw:frame presentation:style-name="pr6" draw:text-style-name="P2" draw:layer="layout" svg:width="30.48cm" svg:height="14.657cm" svg:x="2.499cm" svg:y="3.81cm" presentation:class="outline" presentation:user-transformed="true">
          <draw:text-box>
            <text:list text:style-name="L3">
              <text:list-item>
                <text:p text:style-name="P2">Webpack was created to handle the problem of bundling various assets.</text:p>
              </text:list-item>
              <text:list-item>
                <text:p text:style-name="P2">Actually a pipeline/plugin processor.</text:p>
              </text:list-item>
              <text:list-item>
                <text:p text:style-name="P2">Identifies dependencies, converts all assets to JavaScript using loaders, applies plugins at various stages.</text:p>
              </text:list-item>
              <text:list-item>
                <text:p text:style-name="P2">Processing defined by configuration file (or command line, but why?)</text:p>
              </text:list-item>
              <text:list-item>
                <text:p text:style-name="P2">Config file is a Node.js input file that exports a configuration object.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keyboard" presentation:presentation-page-layout-name="AL2T1" xml:id="id4" draw:id="id4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p>Basic Tools</text:p>
          </draw:text-box>
        </draw:frame>
        <draw:frame presentation:style-name="pr7" draw:layer="layout" svg:width="30.48cm" svg:height="12.003cm" svg:x="2.499cm" svg:y="3.81cm" presentation:class="outline">
          <draw:text-box>
            <text:list text:style-name="L3">
              <text:list-item>
                <text:p>node/npm (https://nodejs.org/en/)</text:p>
              </text:list-item>
              <text:list-item>
                <text:p>webpack</text:p>
              </text:list-item>
              <text:list-item>
                <text:p>webpack-merge</text:p>
              </text:list-item>
              <text:list-item>
                <text:p>webpack-dev-server</text:p>
              </text:list-item>
              <text:list-item>
                <text:p>webpack-dev-middle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2T1" xml:id="id5" draw:id="id5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Configuration</text:p>
              </text:list-item>
            </text:list>
          </draw:text-box>
        </draw:frame>
        <draw:frame presentation:style-name="pr7" draw:layer="layout" svg:width="30.48cm" svg:height="18.749cm" svg:x="2.499cm" svg:y="3.81cm" presentation:class="outline" presentation:user-transformed="true">
          <draw:text-box>
            <text:list text:style-name="L3">
              <text:list-item>
                <text:p>context: points to source file root, defaults to CWD.</text:p>
              </text:list-item>
              <text:list-item>
                <text:p>target: tells webpack which of its internal plugins to load, defaults to 'web' which is what most of us will use.</text:p>
              </text:list-item>
              <text:list-item>
                <text:p>entry: defines the root(s) of dependency trees.</text:p>
              </text:list-item>
              <text:list-item>
                <text:p>output: defines where the bundles will be written.</text:p>
              </text:list-item>
              <text:list-item>
                <text:p>resolve: tells webpack what to look for and where.</text:p>
              </text:list-item>
              <text:list-item>
                <text:p>module: contains values pertinent to the build, most notably loaders.</text:p>
              </text:list-item>
              <text:list-item>
                <text:p>plugins: defines additional processing pieces applied at various times during the build.</text:p>
              </text:list-item>
              <text:list-item>
                <text:p>devServer: sets properties for webpack-dev-server cli when it is run instead of the webpack cli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2T1" xml:id="id6" draw:id="id6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Loaders</text:p>
              </text:list-item>
            </text:list>
          </draw:text-box>
        </draw:frame>
        <draw:frame presentation:style-name="pr7" draw:layer="layout" svg:width="30.48cm" svg:height="13.397cm" svg:x="2.499cm" svg:y="3.81cm" presentation:class="outline" presentation:user-transformed="true">
          <draw:text-box>
            <text:list text:style-name="L3">
              <text:list-item>
                <text:p>Loaders convert non-JavaScript assets such as css, images and fonts to JavaScript.</text:p>
              </text:list-item>
              <text:list-item>
                <text:p>Common Loaders:</text:p>
                <text:list>
                  <text:list-item>
                    <text:p>css-loader</text:p>
                  </text:list-item>
                  <text:list-item>
                    <text:p>style-loader</text:p>
                  </text:list-item>
                  <text:list-item>
                    <text:p>scss-loader</text:p>
                  </text:list-item>
                  <text:list-item>
                    <text:p>babel-loader</text:p>
                  </text:list-item>
                  <text:list-item>
                    <text:p>file-loader</text:p>
                  </text:list-item>
                  <text:list-item>
                    <text:p>url-loade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2T1" xml:id="id7" draw:id="id7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Plugins</text:p>
              </text:list-item>
            </text:list>
          </draw:text-box>
        </draw:frame>
        <draw:frame presentation:style-name="pr7" draw:layer="layout" svg:width="30.48cm" svg:height="12.003cm" svg:x="2.499cm" svg:y="3.81cm" presentation:class="outline">
          <draw:text-box>
            <text:p>Common Plugins:</text:p>
            <text:list text:style-name="L3">
              <text:list-item>
                <text:list>
                  <text:list-item>
                    <text:p>html-webpack-plugin</text:p>
                  </text:list-item>
                  <text:list-item>
                    <text:p>webpack.ProviderPlugin</text:p>
                  </text:list-item>
                  <text:list-item>
                    <text:p>extract-text-webpack-plugin</text:p>
                  </text:list-item>
                  <text:list-item>
                    <text:p>clean-webpack-plugin</text:p>
                  </text:list-item>
                  <text:list-item>
                    <text:p>npm-install-webpack-plugin</text:p>
                  </text:list-item>
                  <text:list-item>
                    <text:p>copy-webpack-plugin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2T1" xml:id="id8" draw:id="id8">
        <office:forms form:automatic-focus="false" form:apply-design-mode="false"/>
        <draw:frame presentation:style-name="pr1" draw:layer="layout" svg:width="23.192cm" svg:height="3.507cm" svg:x="2.3cm" svg:y="0.762cm" presentation:class="title">
          <draw:text-box>
            <text:list text:style-name="L1">
              <text:list-item>
                <text:p>Resources</text:p>
              </text:list-item>
            </text:list>
          </draw:text-box>
        </draw:frame>
        <draw:frame presentation:style-name="pr8" draw:layer="layout" svg:width="31.537cm" svg:height="12.003cm" svg:x="2.499cm" svg:y="3.81cm" presentation:class="outline" presentation:user-transformed="true">
          <draw:text-box>
            <text:list text:style-name="L4">
              <text:list-item>
                <text:p><text:span text:style-name="T2"><text:a xlink:href="https://webpack.github.io/docs/">https://webpack.github.io/docs/</text:a></text:span></text:p>
              </text:list-item>
              <text:list-item>
                <text:p><text:span text:style-name="T2"><text:a xlink:href="http://www.pshrmn.com/tutorials/#webpack">http://www.pshrmn.com/tutorials/#webpack</text:a></text:span><text:span text:style-name="T2"> (great overview)</text:span></text:p>
              </text:list-item>
              <text:list-item>
                <text:p><text:span text:style-name="T2"><text:a xlink:href="http://survivejs.com/webpack/introduction/">http://survivejs.com/webpack/introduction/</text:a></text:span></text:p>
              </text:list-item>
              <text:list-item>
                <text:p><text:span text:style-name="T2"><text:a xlink:href="https://k94n.com/webpack-ftw">https://k94n.com/webpack-ftw</text:a></text:span></text:p>
              </text:list-item>
              <text:list-item>
                <text:p><text:span text:style-name="T3"><text:a xlink:href="https://github.com/webpack/tapable">https://github.com/webpack/tapable</text:a></text:span> (plugin class used throughout Webpack)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linear" draw:start-color="#808080" draw:end-color="#ffffff" draw:start-intensity="100%" draw:end-intensity="100%" draw:angle="0" draw:border="0%"/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" xlink:href="Pictures/100000000000032000000258AE45E8AA.png" xlink:type="simple" xlink:show="embed" xlink:actuate="onLoad"/>
    <draw:fill-image draw:name="background" xlink:href="Pictures/10000000000000DC000000DB614DBC5D.jp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/>
    </style:style>
    <style:style style:name="textbody" style:family="graphic" style:parent-style-name="standard">
      <style:graphic-properties draw:stroke="none" draw:stroke-dash="Dash_20_2" draw:fill="none" draw:fill-gradient-name="Gradient_20_3" draw:fill-hatch-name="Hatch_20_1" draw:fill-image-name="Bitmape_20_1"/>
      <style:text-properties fo:color="#000000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background" draw:fill-image-width="0cm" draw:fill-image-height="0cm" style:repeat="repeat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color="#ffffff"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gradient" draw:fill-color="#ffffff" draw:fill-gradient-name="Tango_20_Purple" draw:fill-hatch-solid="true" draw:opacity="90%" draw:fill-image-width="0cm" draw:fill-image-height="0cm" draw:shadow="visible" draw:shadow-offset-x="0.051cm" draw:shadow-offset-y="0.051cm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fill-image-width="0cm" draw:fill-image-height="0cm" draw:textarea-vertical-align="middle">
        <text:list-style style:name="keyboard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Arial" style:font-family-generic="roman" style:font-pitch="variable" fo:font-size="41.4000015258789pt" fo:language="en" fo:country="US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" style:repeat="stretch"/>
    </style:style>
    <style:style style:name="Mdp4" style:family="drawing-page">
      <style:drawing-page-properties draw:background-size="border" draw:fill="bitmap" draw:fill-image-name="background" draw:fill-image-width="0cm" draw:fill-image-height="0cm" style:repeat="repeat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outline1">
      <style:graphic-properties draw:auto-grow-height="false" fo:min-height="15.08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2">
      <office:forms form:automatic-focus="false" form:apply-design-mode="false"/>
      <draw:frame presentation:style-name="lyt-bluetitledown-title" draw:layer="backgroundobjects" svg:width="25.191cm" svg:height="3.507cm" svg:x="1.399cm" svg:y="17.298cm" presentation:class="title" presentation:placeholder="true">
        <draw:text-box/>
      </draw:frame>
      <draw:frame presentation:style-name="lyt-bluetitledown-outline1" draw:layer="backgroundobjects" svg:width="25.191cm" svg:height="11.503cm" svg:x="1.399cm" svg:y="2.2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4.935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4.93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9cm" svg:y="14.93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3">
      <office:forms form:automatic-focus="false" form:apply-design-mode="false"/>
      <draw:frame presentation:style-name="lyt-movwaves-title" draw:layer="backgroundobjects" svg:width="24.592cm" svg:height="3.507cm" svg:x="1.399cm" svg:y="1.537cm" presentation:class="title" presentation:placeholder="true">
        <draw:text-box/>
      </draw:frame>
      <draw:frame presentation:style-name="lyt-movwaves-outline1" draw:layer="backgroundobjects" svg:width="22.993cm" svg:height="11.003cm" svg:x="2.199cm" svg:y="5.501cm" presentation:class="outline" presentation:placeholder="true">
        <draw:text-box/>
      </draw:frame>
      <draw:frame presentation:style-name="Mpr7" draw:text-style-name="MP4" draw:layer="backgroundobjects" svg:width="6.521cm" svg:height="1.448cm" svg:x="1.499cm" svg:y="17.83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2cm" svg:height="1.448cm" svg:x="9.572cm" svg:y="17.8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1cm" svg:height="1.448cm" svg:x="19.669cm" svg:y="17.8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office:forms form:automatic-focus="false" form:apply-design-mode="false"/>
      <draw:frame presentation:style-name="Mpr10" draw:text-style-name="MP7" draw:layer="backgroundobjects" svg:width="23.192cm" svg:height="3.507cm" svg:x="2.3cm" svg:y="0.762cm" presentation:class="title">
        <draw:text-box>
          <text:p text:style-name="MP7">Introduction to webpack</text:p>
        </draw:text-box>
      </draw:frame>
      <draw:frame presentation:style-name="Mpr11" draw:layer="backgroundobjects" svg:width="30.48cm" svg:height="12.003cm" svg:x="2.499cm" svg:y="3.8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2cm" svg:height="1.448cm" svg:x="9.572cm" svg:y="20.32cm" presentation:class="footer">
        <draw:text-box>
          <text:p text:style-name="MP5"><text:span text:style-name="MT1">Introduction to webpack</text:span></text:p>
        </draw:text-box>
      </draw:frame>
      <draw:frame presentation:style-name="Mpr12" draw:text-style-name="MP6" draw:layer="backgroundobjects" svg:width="6.521cm" svg:height="1.448cm" svg:x="20.069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rley</meta:initial-creator>
    <meta:creation-date>2016-11-09T12:48:33.63</meta:creation-date>
    <meta:editing-duration>P20DT7M23S</meta:editing-duration>
    <meta:editing-cycles>55</meta:editing-cycles>
    <dc:date>2016-12-02T14:07:51.76</dc:date>
    <dc:creator>Greg Harley</dc:creator>
    <meta:generator>OpenOffice/4.1.3$Win32 OpenOffice.org_project/413m1$Build-9783</meta:generator>
    <meta:document-statistic meta:object-count="86"/>
  </office:meta>
</office:document-meta>
</file>